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5958in"/>
    </style:style>
    <style:style style:name="TableColumn6" style:family="table-column">
      <style:table-column-properties style:column-width="1.25in"/>
    </style:style>
    <style:style style:name="TableColumn7" style:family="table-column">
      <style:table-column-properties style:column-width="1.434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Hyperlink" style:family="text">
      <style:text-properties style:font-name-complex="Calibri"/>
    </style:style>
    <style:style style:name="TableCell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6" style:parent-style-name="Normal" style:family="paragraph">
      <style:paragraph-properties fo:margin-bottom="0in"/>
    </style:style>
    <style:style style:name="T37" style:parent-style-name="DefaultParagraphFont" style:family="text">
      <style:text-properties style:font-name-asian="Times New Roman" style:font-name-complex="Calibri" fo:color="#000000"/>
    </style:style>
    <style:style style:name="T38" style:parent-style-name="Hyperlink" style:family="text">
      <style:text-properties style:font-name-complex="Calibri"/>
    </style:style>
    <style:style style:name="T39" style:parent-style-name="Hyperlink" style:family="text">
      <style:text-properties style:font-name-complex="Calibri"/>
    </style:style>
    <style:style style:name="T40" style:parent-style-name="Hyperlink" style:family="text">
      <style:text-properties style:font-name-complex="Calibri"/>
    </style:style>
    <style:style style:name="TableCell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text-position="super 66.6%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5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8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0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P67" style:parent-style-name="ListParagraph" style:family="paragraph">
      <style:paragraph-properties fo:margin-left="0.1125in" fo:text-indent="-0.125in">
        <style:tab-stops/>
      </style:paragraph-properties>
      <style:text-properties style:font-name="Times New Roman" style:font-weight-complex="bold" fo:font-size="12pt" style:font-size-asian="12pt" style:font-size-complex="12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0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71" style:parent-style-name="Normal" style:family="paragraph">
      <style:paragraph-properties fo:margin-bottom="0in"/>
    </style:style>
    <style:style style:name="T72" style:parent-style-name="DefaultParagraphFont" style:family="text">
      <style:text-properties style:font-name-asian="Times New Roman" style:font-name-complex="Calibri" fo:color="#000000"/>
    </style:style>
    <style:style style:name="T73" style:parent-style-name="Hyperlink" style:family="text">
      <style:text-properties style:font-name-complex="Calibri"/>
    </style:style>
    <style:style style:name="TableCell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4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85" style:parent-style-name="Normal" style:family="paragraph">
      <style:paragraph-properties fo:margin-bottom="0in"/>
    </style:style>
    <style:style style:name="T86" style:parent-style-name="DefaultParagraphFont" style:family="text">
      <style:text-properties style:font-name-asian="Times New Roman" style:font-name-complex="Calibri" fo:color="#000000"/>
    </style:style>
    <style:style style:name="T87" style:parent-style-name="Hyperlink" style:family="text">
      <style:text-properties style:font-name-complex="Calibri"/>
    </style:style>
    <style:style style:name="TableCell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0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0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2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13" style:parent-style-name="Normal" style:family="paragraph">
      <style:paragraph-properties fo:margin-bottom="0in"/>
    </style:style>
    <style:style style:name="T114" style:parent-style-name="DefaultParagraphFont" style:family="text">
      <style:text-properties style:font-name-asian="Times New Roman" style:font-name-complex="Calibri" fo:color="#000000"/>
    </style:style>
    <style:style style:name="T115" style:parent-style-name="Hyperlink" style:family="text">
      <style:text-properties style:font-name-complex="Calibri"/>
    </style:style>
    <style:style style:name="TableCell1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1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27" style:parent-style-name="Normal" style:family="paragraph">
      <style:paragraph-properties fo:margin-bottom="0in"/>
    </style:style>
    <style:style style:name="T128" style:parent-style-name="DefaultParagraphFont" style:family="text">
      <style:text-properties style:font-name-asian="Times New Roman" style:font-name-complex="Calibri" fo:color="#000000"/>
    </style:style>
    <style:style style:name="T129" style:parent-style-name="DefaultParagraphFont" style:family="text">
      <style:text-properties style:font-name-asian="Times New Roman" style:font-name-complex="Calibri"/>
    </style:style>
    <style:style style:name="TableCell1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0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41" style:parent-style-name="Normal" style:family="paragraph">
      <style:paragraph-properties fo:margin-bottom="0in"/>
    </style:style>
    <style:style style:name="T142" style:parent-style-name="DefaultParagraphFont" style:family="text">
      <style:text-properties style:font-name-asian="Times New Roman" style:font-name-complex="Calibri" fo:color="#000000"/>
    </style:style>
    <style:style style:name="T143" style:parent-style-name="Hyperlink" style:family="text">
      <style:text-properties style:font-name-asian="Times New Roman" style:font-name-complex="Calibri"/>
    </style:style>
    <style:style style:name="TableCell14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4" style:parent-style-name="Normal" style:family="paragraph">
      <style:paragraph-properties fo:margin-bottom="0in"/>
    </style:style>
    <style:style style:name="T155" style:parent-style-name="DefaultParagraphFont" style:family="text">
      <style:text-properties style:font-name-asian="Times New Roman" style:font-name-complex="Calibri" fo:color="#000000"/>
    </style:style>
    <style:style style:name="T156" style:parent-style-name="DefaultParagraphFont" style:family="text">
      <style:text-properties style:font-name-asian="Times New Roman" style:font-name-complex="Calibri" fo:color="#000000"/>
    </style:style>
    <style:style style:name="T157" style:parent-style-name="DefaultParagraphFont" style:family="text">
      <style:text-properties style:font-name-asian="Times New Roman" style:font-name-complex="Calibri" fo:color="#000000"/>
    </style:style>
    <style:style style:name="T158" style:parent-style-name="Hyperlink" style:family="text">
      <style:text-properties style:font-name-asian="Times New Roman" style:font-name-complex="Calibri"/>
    </style:style>
    <style:style style:name="TableCell15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/>
      <style:text-properties style:font-name="Times New Roman" style:font-name-asian="Times New Roman" fo:font-size="12pt" style:font-size-asian="12pt" style:font-size-complex="12pt"/>
    </style:style>
    <style:style style:name="T16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4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75" style:parent-style-name="Normal" style:family="paragraph">
      <style:paragraph-properties fo:margin-bottom="0in"/>
    </style:style>
    <style:style style:name="T176" style:parent-style-name="DefaultParagraphFont" style:family="text">
      <style:text-properties style:font-name-asian="Times New Roman" style:font-name-complex="Calibri" fo:color="#000000"/>
    </style:style>
    <style:style style:name="T177" style:parent-style-name="Hyperlink" style:family="text">
      <style:text-properties style:font-name-complex="Calibri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8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9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3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194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1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19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02" style:parent-style-name="Normal" style:family="paragraph">
      <style:paragraph-properties fo:margin-bottom="0in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6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3" style:parent-style-name="Normal" style:family="paragraph">
      <style:paragraph-properties fo:margin-bottom="0in"/>
    </style:style>
    <style:style style:name="T214" style:parent-style-name="DefaultParagraphFont" style:family="text">
      <style:text-properties style:font-name-asian="Times New Roman" style:font-name-complex="Calibri" fo:color="#000000"/>
    </style:style>
    <style:style style:name="T215" style:parent-style-name="DefaultParagraphFont" style:family="text">
      <style:text-properties style:font-name-asian="Times New Roman" style:font-name-complex="Calibri" fo:color="#000000"/>
    </style:style>
    <style:style style:name="T216" style:parent-style-name="DefaultParagraphFont" style:family="text">
      <style:text-properties style:font-name-asian="Times New Roman" style:font-name-complex="Calibri" fo:color="#000000"/>
    </style:style>
    <style:style style:name="T217" style:parent-style-name="Hyperlink" style:family="text">
      <style:text-properties style:font-name-asian="Times New Roman" style:font-name-complex="Calibri"/>
    </style:style>
    <style:style style:name="TableCell2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1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T229" style:parent-style-name="DefaultParagraphFont" style:family="text">
      <style:text-properties style:font-name-asian="Times New Roman" style:font-name-complex="Calibri" fo:color="#000000"/>
    </style:style>
    <style:style style:name="T230" style:parent-style-name="Hyperlink" style:family="text">
      <style:text-properties style:font-name-complex="Calibri"/>
    </style:style>
    <style:style style:name="TableCell2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2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4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P235" style:parent-style-name="ListParagraph" style:family="paragraph">
      <style:paragraph-properties fo:margin-bottom="0in"/>
      <style:text-properties style:font-name="Times New Roman" style:font-weight-complex="bold" fo:font-size="12pt" style:font-size-asian="12pt" style:font-size-complex="12pt"/>
    </style:style>
    <style:style style:name="TableCell2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44" style:parent-style-name="Normal" style:family="paragraph">
      <style:paragraph-properties fo:margin-bottom="0in"/>
    </style:style>
    <style:style style:name="T245" style:parent-style-name="DefaultParagraphFont" style:family="text">
      <style:text-properties style:font-name-asian="Times New Roman" style:font-name-complex="Calibri" fo:color="#000000"/>
    </style:style>
    <style:style style:name="T246" style:parent-style-name="Hyperlink" style:family="text">
      <style:text-properties style:font-name-complex="Calibri"/>
    </style:style>
    <style:style style:name="TableCell2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0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7" style:parent-style-name="Normal" style:family="paragraph">
      <style:paragraph-properties fo:margin-bottom="0in"/>
    </style:style>
    <style:style style:name="T258" style:parent-style-name="DefaultParagraphFont" style:family="text">
      <style:text-properties style:font-name-asian="Times New Roman" style:font-name-complex="Calibri" fo:color="#000000"/>
    </style:style>
    <style:style style:name="T259" style:parent-style-name="DefaultParagraphFont" style:family="text">
      <style:text-properties style:font-name-asian="Times New Roman" style:font-name-complex="Calibri" fo:color="#000000"/>
    </style:style>
    <style:style style:name="T260" style:parent-style-name="DefaultParagraphFont" style:family="text">
      <style:text-properties style:font-name-asian="Times New Roman" style:font-name-complex="Calibri" fo:color="#000000"/>
    </style:style>
    <style:style style:name="T261" style:parent-style-name="Hyperlink" style:family="text">
      <style:text-properties style:font-name-asian="Times New Roman" style:font-name-complex="Calibri"/>
    </style:style>
    <style:style style:name="TableCell2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5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2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73" style:parent-style-name="Normal" style:family="paragraph">
      <style:paragraph-properties fo:margin-bottom="0in"/>
    </style:style>
    <style:style style:name="T274" style:parent-style-name="DefaultParagraphFont" style:family="text">
      <style:text-properties style:font-name-asian="Times New Roman" style:font-name-complex="Calibri" fo:color="#000000"/>
    </style:style>
    <style:style style:name="T275" style:parent-style-name="Hyperlink" style:family="text">
      <style:text-properties style:font-name-complex="Calibri"/>
    </style:style>
    <style:style style:name="P276" style:parent-style-name="Normal" style:family="paragraph">
      <style:paragraph-properties fo:margin-bottom="0in"/>
    </style:style>
    <style:style style:name="TableCell27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0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TableCell2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7" style:parent-style-name="Normal" style:family="paragraph">
      <style:paragraph-properties fo:margin-bottom="0in"/>
    </style:style>
    <style:style style:name="T288" style:parent-style-name="DefaultParagraphFont" style:family="text">
      <style:text-properties style:font-name-complex="Calibri" fo:color="#000000"/>
    </style:style>
    <style:style style:name="T289" style:parent-style-name="DefaultParagraphFont" style:family="text">
      <style:text-properties style:font-name-complex="Calibri" fo:color="#000000"/>
    </style:style>
    <style:style style:name="T290" style:parent-style-name="DefaultParagraphFont" style:family="text">
      <style:text-properties style:font-name-asian="Times New Roman" style:font-name-complex="Calibri" fo:color="#000000"/>
    </style:style>
    <style:style style:name="T291" style:parent-style-name="Hyperlink" style:family="text">
      <style:text-properties style:font-name-complex="Calibri"/>
    </style:style>
    <style:style style:name="P292" style:parent-style-name="Normal" style:family="paragraph">
      <style:paragraph-properties fo:margin-bottom="0in"/>
    </style:style>
    <style:style style:name="P293" style:parent-style-name="Normal" style:family="paragraph">
      <style:paragraph-properties fo:margin-bottom="0in"/>
    </style:style>
    <style:style style:name="TableCell2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0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0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7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18" style:parent-style-name="Normal" style:family="paragraph">
      <style:paragraph-properties fo:margin-bottom="0in"/>
    </style:style>
    <style:style style:name="T319" style:parent-style-name="DefaultParagraphFont" style:family="text">
      <style:text-properties style:font-name-asian="Times New Roman" style:font-name-complex="Calibri" fo:color="#000000"/>
    </style:style>
    <style:style style:name="T320" style:parent-style-name="Hyperlink" style:family="text">
      <style:text-properties style:font-name-complex="Calibri"/>
    </style:style>
    <style:style style:name="P321" style:parent-style-name="Normal" style:family="paragraph">
      <style:paragraph-properties fo:margin-bottom="0in"/>
    </style:style>
    <style:style style:name="T322" style:parent-style-name="Hyperlink" style:family="text">
      <style:text-properties style:font-name-complex="Calibri"/>
    </style:style>
    <style:style style:name="TableCell3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4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Bollaert, 1999<text:s/></text:p>
            <text:p text:style-name="P22"><text:span text:style-name="T23">PMID<text:s/></text:span><text:a xlink:href="http://pubmed.gov/9559600" office:target-frame-name="_top" xlink:show="replace"><text:span text:style-name="T24">9559600</text:span></text:a></text:p>
          </table:table-cell>
          <table:table-cell table:style-name="TableCell25">
            <text:p text:style-name="Normal"><text:span text:style-name="T26">41 subjects with septic shock on vasopressors</text:span></text:p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riegel, 1999<text:s/></text:p>
            <text:p text:style-name="P36"><text:span text:style-name="T37">PMID<text:s/></text:span><text:a xlink:href="http://pubmed.gov/10321661" office:target-frame-name="_top" xlink:show="replace"><text:span text:style-name="T38">1032</text:span><text:bookmark-start text:name="_Hlt510188038"/><text:bookmark-start text:name="_Hlt510188039"/><text:span text:style-name="T39">1</text:span><text:bookmark-end text:name="_Hlt510188038"/><text:bookmark-end text:name="_Hlt510188039"/><text:span text:style-name="T40">661</text:span></text:a></text:p>
          </table:table-cell>
          <table:table-cell table:style-name="TableCell41">
            <text:p text:style-name="Normal"><text:span text:style-name="T42">Prospective, Double-blind RCT. <text:s/>40 subjects with septic shock on vasopressors</text:span><text:span text:style-name="T43"><text:line-break/></text:span><text:span text:style-name="T44">• Age (mean) 49</text:span><text:span text:style-name="T45"><text:line-break/></text:span><text:span text:style-name="T46">• Lactate (mean) 3.6</text:span><text:span text:style-name="T47"><text:line-break/></text:span><text:span text:style-name="T48">Before randomization:</text:span><text:span text:style-name="T49"><text:line-break/></text:span><text:span text:style-name="T50">• PAOP 12-15 mmHg</text:span><text:span text:style-name="T51"><text:line-break/></text:span><text:span text:style-name="T52">• Vasopressor + CI &gt; 4.0 L/min/m</text:span><text:span text:style-name="T53">2</text:span><text:span text:style-name="T54"><text:line-break/></text:span><text:span text:style-name="T55">• +/- dobutamine</text:span><text:span text:style-name="T56"><text:s/>or dopexamine</text:span></text:p>
          </table:table-cell>
          <table:table-cell table:style-name="TableCell57">
            <text:p text:style-name="P58">Hydrocortisone (100 mg<text:s/>infused<text:s/>30 minutes<text:s/>followed by 0.18 mg/kg/hr continuous).<text:line-break/>• For 70 kg man, this would result in ~400 mg/day<text:line-break/>•<text:s/>Duration: until shock reversed (taper 6 days after vasopressor discontinued resulting in &gt;7 days)</text:p>
          </table:table-cell>
          <table:table-cell table:style-name="TableCell59">
            <text:p text:style-name="P60">Placebo</text:p>
          </table:table-cell>
          <table:table-cell table:style-name="TableCell61">
            <text:p text:style-name="Normal"><text:span text:style-name="T62">Primary:</text:span><text:span text:style-name="T63"><text:line-break/></text:span><text:span text:style-name="T64">• Time to cessation vasopressor support</text:span><text:span text:style-name="T65"><text:line-break/></text:span><text:span text:style-name="T66">Secondary:</text:span></text:p>
            <text:list text:style-name="LFO1" text:continue-numbering="true">
              <text:list-item>
                <text:p text:style-name="P67">Evolution hemodynamics and multiple organ dysfunction</text:p>
              </text:list-item>
            </text:list>
          </table:table-cell>
        </table:table-row>
        <table:table-row table:style-name="TableRow68">
          <table:table-cell table:style-name="TableCell69">
            <text:p text:style-name="P70">Chawla, 1999<text:s/></text:p>
            <text:p text:style-name="P71"><text:span text:style-name="T72">PMID NA.<text:s/></text:span><text:a xlink:href="https://journals.lww.com/ccmjournal/Citation/1999/01001/HYDROCORTISONE_REVERSES_REFRACTORY_SEPTIC_SHOCK.22.aspx" office:target-frame-name="_top" xlink:show="replace"><text:span text:style-name="T73">Link</text:span></text:a></text:p>
          </table:table-cell>
          <table:table-cell table:style-name="TableCell74">
            <text:p text:style-name="Normal"><text:span text:style-name="T75">44 subjects with septic shock on vasopressors</text:span>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Annane (Ger-Inf-05), 2002</text:p>
            <text:p text:style-name="P85"><text:span text:style-name="T86">PMID<text:s/></text:span><text:a xlink:href="http://pubmed.gov/12186604" office:target-frame-name="_top" xlink:show="replace"><text:span text:style-name="T87">12186604</text:span></text:a></text:p>
          </table:table-cell>
          <table:table-cell table:style-name="TableCell88">
            <text:p text:style-name="Normal"><text:span text:style-name="T89">300 subjects with septic shock on v</text:span><text:span text:style-name="T90">asopressors</text:span><text:span text:style-name="T91"><text:line-break/></text:span><text:span text:style-name="T92">• Age (mean) 61</text:span><text:span text:style-name="T93"><text:line-break/></text:span><text:span text:style-name="T94">• Lactate (mean) 4.5</text:span><text:span text:style-name="T95"><text:line-break/></text:span><text:span text:style-name="T96">Before randomization:</text:span><text:span text:style-name="T97"><text:line-break/></text:span><text:span text:style-name="T98">• 32 ml/kg saline</text:span><text:span text:style-name="T99"><text:line-break/></text:span><text:span text:style-name="T100">• 4 hours of vasopressors</text:span></text:p>
          </table:table-cell>
          <table:table-cell table:style-name="TableCell101">
            <text:p text:style-name="Normal"><text:span text:style-name="T102">Hydrocortisone-plus-fludrocortisone given as 50-mg intravenously every 6 hours, and fludrocortisone 50-μg tablet through a nasogastric tube o</text:span><text:span text:style-name="T103">nce daily in the morning.<text:s/></text:span><text:span text:style-name="T104"><text:line-break/></text:span><text:span text:style-name="T105">• Duration was 7 days without tapering.</text:span></text:p>
          </table:table-cell>
          <table:table-cell table:style-name="TableCell106">
            <text:p text:style-name="Normal"><text:span text:style-name="T107">Placebo</text:span></text:p>
          </table:table-cell>
          <table:table-cell table:style-name="TableCell108">
            <text:p text:style-name="P109"/>
          </table:table-cell>
        </table:table-row>
        <text:soft-page-break/>
        <table:table-row table:style-name="TableRow110">
          <table:table-cell table:style-name="TableCell111">
            <text:p text:style-name="P112">Oppert, 2005</text:p>
            <text:p text:style-name="P113"><text:span text:style-name="T114">PMID<text:s/></text:span><text:a xlink:href="http://pubmed.gov/16276166" office:target-frame-name="_top" xlink:show="replace"><text:span text:style-name="T115">16276166</text:span></text:a></text:p>
          </table:table-cell>
          <table:table-cell table:style-name="TableCell116">
            <text:p text:style-name="Normal"><text:span text:style-name="T117">40 subjects with septic shock on vasopressors</text:span>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Tandan, 2005</text:p>
            <text:p text:style-name="P127"><text:span text:style-name="T128">PMID<text:s/></text:span><text:span text:style-name="T129">NA</text:span></text:p>
          </table:table-cell>
          <table:table-cell table:style-name="TableCell130">
            <text:p text:style-name="Normal"><text:span text:style-name="T131">Septic shock and adrenal insufficiency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Rinaldi, 2006</text:p>
            <text:p text:style-name="P141"><text:span text:style-name="T142">PMID<text:s/></text:span><text:a xlink:href="https://pubmed.gov/16850006" office:target-frame-name="_top" xlink:show="replace"><text:span text:style-name="T143">16850006</text:span></text:a>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<text:span text:style-name="T155">Cicarelli, 2007</text:span><text:span text:style-name="T156"><text:line-break/></text:span><text:span text:style-name="T157">PMID<text:s/></text:span><text:a xlink:href="https://pubmed.gov/17992396" office:target-frame-name="_top" xlink:show="replace"><text:span text:style-name="T158">17992396</text:span></text:a></text:p>
          </table:table-cell>
          <table:table-cell table:style-name="TableCell159">
            <text:p text:style-name="Normal"><text:span text:style-name="T160">29 subjects with septic shock on vasopressors</text:span><text:span text:style-name="T161"><text:line-break/></text:span><text:span text:style-name="T162">• Age (mean) 65</text:span><text:span text:style-name="T163"><text:line-break/></text:span><text:span text:style-name="T164">• Lactate (approximate mean) 3.9 mmol/L</text:span></text:p>
          </table:table-cell>
          <table:table-cell table:style-name="TableCell165">
            <text:p text:style-name="P166">Low dose, short term corticosteroids:</text:p>
            <text:p text:style-name="Normal"><text:span text:style-name="T167">• Dexamethasone 0.2 mg/kg intravenously every 36 hours for three doses (Equivalent 350 mg hydrocortisone 70 kg person over 6 days)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Sprung (CORTICUS), 2008</text:p>
            <text:p text:style-name="P175"><text:span text:style-name="T176">PMID<text:s/></text:span><text:a xlink:href="http://pubmed.gov/18184957" office:target-frame-name="_top" xlink:show="replace"><text:span text:style-name="T177">18184957</text:span></text:a></text:p>
            <text:p text:style-name="P178"><text:a xlink:href="https://clinicaltrials.gov/ct2/show/NCT00147004" office:target-frame-name="_top" xlink:show="replace"><text:span text:style-name="Hyperlink">NCT00147004</text:span></text:a></text:p>
          </table:table-cell>
          <table:table-cell table:style-name="TableCell179">
            <text:p text:style-name="Normal"><text:span text:style-name="T180">499 subjects with septic shock on vasopressors</text:span><text:span text:style-name="T181"><text:line-break/></text:span><text:span text:style-name="T182">• Age (mean) 63</text:span><text:span text:style-name="T183"><text:line-break/></text:span><text:span text:style-name="T184">• Lactate (mean) 4.0 mmol/L</text:span><text:span text:style-name="T185"><text:line-break/></text:span><text:span text:style-name="T186">Before randomization:</text:span><text:span text:style-name="T187"><text:line-break/></text:span><text:span text:style-name="T188">• Fluids ‘adequate’ but amount not reported</text:span><text:span text:style-name="T189"><text:line-break/></text:span><text:span text:style-name="T190">• All on vasopressors, d</text:span><text:span text:style-name="T191">uration unknown</text:span></text:p>
          </table:table-cell>
          <table:table-cell table:style-name="TableCell192">
            <text:p text:style-name="P193">50-mg every 6 hours for 5 days, then tapered until stopped on day 11.</text:p>
            <text:p text:style-name="P194">• Duration was 11 days with a taper starting on day 6.</text:p>
          </table:table-cell>
          <table:table-cell table:style-name="TableCell195">
            <text:p text:style-name="P196">Placebo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Hu, 2009</text:p>
            <text:p text:style-name="P202">PMID NA<text:tab/></text:p>
          </table:table-cell>
          <table:table-cell table:style-name="TableCell203">
            <text:p text:style-name="Normal"><text:span text:style-name="T204">77 subjects with septic shock on vasopressors</text:span></text:p>
          </table:table-cell>
          <table:table-cell table:style-name="TableCell205">
            <text:p text:style-name="P206">Low dose, long duration. 50 mg Hydrocortisone Q6hr for 7 days, then 50 mg q8hrs<text:s/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<text:span text:style-name="T214">Meduri, 2009</text:span><text:span text:style-name="T215"><text:line-break/></text:span><text:span text:style-name="T216">PMID<text:s/></text:span><text:a xlink:href="https://pubmed.gov/17426195" office:target-frame-name="_top" xlink:show="replace"><text:span text:style-name="T217">17426195</text:span></text:a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Arabi, 2010</text:p>
            <text:p text:style-name="Normal"><text:span text:style-name="T229">PMID<text:s/></text:span><text:a xlink:href="http://pubmed.gov/21059778" office:target-frame-name="_top" xlink:show="replace"><text:span text:style-name="T230">21059778</text:span></text:a></text:p>
            <text:p text:style-name="Normal"><text:a xlink:href="http://www.isrctn.com/ISRCTN99675218" office:target-frame-name="_top" xlink:show="replace"><text:span text:style-name="Hyperlink">ISRCTN</text:span><text:bookmark-start text:name="_Hlt508745558"/><text:span text:style-name="Hyperlink">9</text:span><text:bookmark-end text:name="_Hlt508745558"/><text:span text:style-name="Hyperlink">9675218</text:span></text:a></text:p>
          </table:table-cell>
          <table:table-cell table:style-name="TableCell231">
            <text:p text:style-name="P232">79 patients with septic shock and<text:s/>cirrhosis<text:line-break/><text:soft-page-break/>• Age (mean) 60.6<text:line-break/>• Lactate (mean) 2.8<text:line-break/>Before randomization:<text:line-break/>• Fluids amount not reported<text:line-break/>• All on vasopressors (norepi)</text:p>
          </table:table-cell>
          <table:table-cell table:style-name="TableCell233">
            <text:p text:style-name="P234">50 mg of hydrocortisone every six hours until hemodynamically stable</text:p>
            <text:soft-page-break/>
            <text:list text:style-name="LFO2" text:continue-numbering="true">
              <text:list-item>
                <text:p text:style-name="P235">Duration average 6.6-8.8 days + 8 day steroid taper</text:p>
              </text:list-item>
            </text:list>
          </table:table-cell>
          <table:table-cell table:style-name="TableCell236">
            <text:p text:style-name="Normal"><text:span text:style-name="T237">Plac</text:span><text:span text:style-name="T238">ebo</text:span>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Gordon, 2014</text:p>
            <text:p text:style-name="P244"><text:span text:style-name="T245">PMID<text:s/></text:span><text:a xlink:href="http://pubmed.gov/24557425" office:target-frame-name="_top" xlink:show="replace"><text:span text:style-name="T246">24557425</text:span></text:a></text:p>
          </table:table-cell>
          <table:table-cell table:style-name="TableCell247">
            <text:p text:style-name="Normal"><text:span text:style-name="T248">61 subjects with septic shock on vasopressors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<text:span text:style-name="T258">Key (HYPRESS), 2016</text:span><text:span text:style-name="T259"><text:line-break/></text:span><text:span text:style-name="T260">PMID<text:s/></text:span><text:a xlink:href="https://pubmed.gov/27695824" office:target-frame-name="_top" xlink:show="replace"><text:span text:style-name="T261">27695824</text:span></text:a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Lv, 2017</text:p>
            <text:p text:style-name="P273"><text:span text:style-name="T274">PMID<text:s/></text:span><text:a xlink:href="http://pubmed.gov/28615145" office:target-frame-name="_top" xlink:show="replace"><text:span text:style-name="T275">28615145</text:span></text:a></text:p>
            <text:p text:style-name="P276"><text:a xlink:href="https://clinicaltrials.gov/ct2/show/NCT02580240" office:target-frame-name="_top" xlink:show="replace"><text:span text:style-name="Hyperlink">NCT025</text:span><text:bookmark-start text:name="_Hlt508745379"/><text:span text:style-name="Hyperlink">8</text:span><text:bookmark-end text:name="_Hlt508745379"/><text:span text:style-name="Hyperlink">0240</text:span></text:a>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<text:span text:style-name="T288">Ventatesh (ADRENAL), 2018</text:span><text:span text:style-name="T289"><text:line-break/></text:span><text:span text:style-name="T290">PMID<text:s/></text:span><text:a xlink:href="http://pubmed.gov/29347874" office:target-frame-name="_top" xlink:show="replace"><text:span text:style-name="T291">29347874</text:span></text:a></text:p>
            <text:p text:style-name="P292">NCT01448109</text:p>
            <text:p text:style-name="P293"><text:a xlink:href="https://clinicaltrials.gov/ct2/show/NCT01448109" office:target-frame-name="_top" xlink:show="replace"><text:span text:style-name="Hyperlink">NCT01448109</text:span></text:a></text:p>
          </table:table-cell>
          <table:table-cell table:style-name="TableCell294">
            <text:p text:style-name="Normal"><text:span text:style-name="T295">3711 subjects with septic shock on vasopressors enrolled March 2013 through April 2017,</text:span><text:span text:style-name="T296"><text:line-break/></text:span><text:span text:style-name="T297">• Age (mean) 63</text:span><text:span text:style-name="T298"><text:line-break/></text:span><text:span text:style-name="T299">• Lactate (mean) 3.9</text:span><text:span text:style-name="T300"><text:line-break/></text:span><text:span text:style-name="T301">Before randomization:</text:span><text:span text:style-name="T302"><text:line-break/></text:span><text:span text:style-name="T303">• Fluids amount not reported</text:span><text:span text:style-name="T304"><text:line-break/></text:span><text:span text:style-name="T305">• All on vasopressors for at least 4 hours</text:span></text:p>
          </table:table-cell>
          <table:table-cell table:style-name="TableCell306">
            <text:p text:style-name="Normal"><text:span text:style-name="T307">200 mg of hydrocortisone by continuou</text:span><text:span text:style-name="T308">s intravenous infusion over a period of 24 hours</text:span><text:span text:style-name="T309"><text:line-break/></text:span><text:span text:style-name="T310">• Duration was a maximum of 7 days without tapering.</text:span></text:p>
          </table:table-cell>
          <table:table-cell table:style-name="TableCell311">
            <text:p text:style-name="Normal"><text:span text:style-name="T312">Placebo</text:span>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<text:bookmark-start text:name="_Hlk509952476"/>Annane (APROCCHSS),<text:s/><text:bookmark-end text:name="_Hlk509952476"/>2018</text:p>
            <text:p text:style-name="P318"><text:span text:style-name="T319">PMID<text:s/></text:span><text:a xlink:href="http://pubmed.gov/29490185" office:target-frame-name="_top" xlink:show="replace"><text:span text:style-name="T320">29490185</text:span></text:a></text:p>
            <text:p text:style-name="P321"><text:a xlink:href="https://clinicaltrials.gov/ct2/show/NCT00625209" office:target-frame-name="_top" xlink:show="replace"><text:span text:style-name="T322">NCT00625209</text:span></text:a></text:p>
          </table:table-cell>
          <table:table-cell table:style-name="TableCell323">
            <text:p text:style-name="Normal"><text:span text:style-name="T324">1241 subjects with septic shock on vasopressors enrolled September, 2008, and June, 2015</text:span><text:span text:style-name="T325"><text:line-break/></text:span><text:span text:style-name="T326">• Age (mean) 66</text:span><text:span text:style-name="T327"><text:line-break/></text:span><text:span text:style-name="T328">• Lactate (mean) 4.4</text:span><text:span text:style-name="T329"><text:line-break/></text:span><text:soft-page-break/><text:span text:style-name="T330">Before randomization:</text:span><text:span text:style-name="T331"><text:line-break/></text:span><text:span text:style-name="T332">• Fluids given prior to steroids n 51% with mean of<text:s/></text:span><text:bookmark-start text:name="_Hlk509952506"/><text:span text:style-name="T333">1641<text:s/></text:span><text:bookmark-end text:name="_Hlk509952506"/><text:span text:style-name="T334">ml and 753 ml colloids</text:span><text:span text:style-name="T335"><text:line-break/></text:span><text:span text:style-name="T336">• All on<text:s/></text:span><text:span text:style-name="T337">vasopressors for at least 6 hours</text:span></text:p>
          </table:table-cell>
          <table:table-cell table:style-name="TableCell338">
            <text:p text:style-name="Normal"><text:span text:style-name="T339">Hydrocortisone-plus-fludrocortisone given as 50-mg intravenous every 6 hours, and fludrocortisone 50-μg tablet through a nasogastric tube once daily in the morning.<text:s/></text:span><text:span text:style-name="T340"><text:line-break/></text:span><text:soft-page-break/><text:span text:style-name="T341">• Duration was 7 days without tapering.</text:span></text:p>
          </table:table-cell>
          <table:table-cell table:style-name="TableCell342">
            <text:p text:style-name="Normal"><text:span text:style-name="T343">Placebo</text:span></text:p>
          </table:table-cell>
          <table:table-cell table:style-name="TableCell344">
            <text:p text:style-name="P34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8-03-31T03:37:00Z</dc:date>
    <meta:template xlink:href="Normal.dotm" xlink:type="simple"/>
    <meta:editing-cycles>74</meta:editing-cycles>
    <meta:editing-duration>PT14580S</meta:editing-duration>
    <meta:document-statistic meta:page-count="4" meta:paragraph-count="9" meta:word-count="718" meta:character-count="4803" meta:row-count="34" meta:non-whitespace-character-count="4094"/>
  </office:meta>
</office:document-meta>
</file>